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62in"/>
    </style:style>
    <style:style style:name="co2" style:family="table-column">
      <style:table-column-properties fo:break-before="auto" style:column-width="1.4917in"/>
    </style:style>
    <style:style style:name="co3" style:family="table-column">
      <style:table-column-properties fo:break-before="auto" style:column-width="0.73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1.148in"/>
    </style:style>
    <style:style style:name="co8" style:family="table-column">
      <style:table-column-properties fo:break-before="auto" style:column-width="1.6555in"/>
    </style:style>
    <style:style style:name="co9" style:family="table-column">
      <style:table-column-properties fo:break-before="auto" style:column-width="1.7374in"/>
    </style:style>
    <style:style style:name="co10" style:family="table-column">
      <style:table-column-properties fo:break-before="auto" style:column-width="1.60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ro4" style:family="table-row">
      <style:table-row-properties style:row-height="0.1717in" fo:break-before="auto" style:use-optimal-row-height="true"/>
    </style:style>
    <style:style style:name="ro5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 style:data-style-name="N1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/>
    </style:style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4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List of Forth words supported by Tali Forth for the 65c02 ALPHA 003</text:p>
          </table:table-cell>
          <table:covered-table-cell table:number-columns-repeated="4"/>
          <table:table-cell table:number-columns-repeated="5"/>
        </table:table-row>
        <table:table-row table:style-name="ro3">
          <table:table-cell/>
          <table:table-cell office:value-type="string" calcext:value-type="string" table:number-columns-spanned="5" table:number-rows-spanned="1">
            <text:p>Scot W. Stevenson &lt;scot.stevenson@gmail.com&gt; <text:s/>Version 15. May 2014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: compile only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C : native compil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M: immediat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Length</text:p>
          </table:table-cell>
          <table:table-cell table:style-name="ce7" office:value-type="string" calcext:value-type="string">
            <text:p>Link Name</text:p>
          </table:table-cell>
          <table:table-cell table:style-name="ce5" office:value-type="string" calcext:value-type="string">
            <text:p>Code Type</text:p>
          </table:table-cell>
          <table:table-cell table:style-name="ce5" office:value-type="string" calcext:value-type="string">
            <text:p>ANS Group</text:p>
          </table:table-cell>
          <table:table-cell table:style-name="ce5" office:value-type="string" calcext:value-type="string">
            <text:p>Status</text:p>
          </table:table-cell>
          <table:table-cell table:style-name="ce9" office:value-type="string" calcext:value-type="string">
            <text:p>Flags</text:p>
          </table:table-cell>
          <table:table-cell table:style-name="ce9" office:value-type="string" calcext:value-type="string">
            <text:p>Modifies (except A, X)</text:p>
          </table:table-cell>
          <table:table-cell table:style-name="ce9" office:value-type="string" calcext:value-type="string">
            <text:p>Comment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4">
          <table:table-cell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minus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-TRAIL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_dashtrl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Y, TMPADR</text:p>
          </table:table-cell>
          <table:table-cell office:value-type="string" calcext:value-type="string">
            <text:p>Rewrite (functio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comma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semic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CO, I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colon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I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store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?D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qdup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dot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/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.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dotq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Y, TMPADR, TMPCNT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.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dotpar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, IM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.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dotr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Coded, tested</text:p>
          </table:table-cell>
          <table:table-cell/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.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dots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Coded, tested</text:p>
          </table:table-cell>
          <table:table-cell table:number-columns-repeated="2"/>
          <table:table-cell office:value-type="string" calcext:value-type="string">
            <text:p>Rewrite after we have 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tick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paren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CO, NC, IM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(.”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pdotq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Y, TMPADR, TMPC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0BRANCH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_p0branch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IM+CO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(BRANCH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pbranch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IM+CO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(DO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pdo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, CO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(LITERAL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_plit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MPADR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(LOO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ploop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, CO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(S”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psquote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Y, TMPADR, TMPADR1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lbrack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, IM, CO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[CHA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bchar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IM, CO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rbrack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, I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@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fetch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*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_mul</text:p>
          </table:table-cell>
          <table:table-cell table:style-name="ce6" office:value-type="string" calcext:value-type="string">
            <text:p>subroutines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*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starslash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*/M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ssmod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slash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/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/M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slashmod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/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/ST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slstr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\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backslash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, IM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num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/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#&gt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numgt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/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#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nums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plus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+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plstore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/>
          <table:table-cell office:value-type="string" calcext:value-type="string">
            <text:p>Y, TMPADR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+LO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plusloop</text:p>
          </table:table-cell>
          <table:table-cell/>
          <table:table-cell office:value-type="string" calcext:value-type="string">
            <text:p>Core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&lt;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ltnum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equal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grthan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lessthan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gt;BOD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gtbody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&gt;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gtin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gt;NA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gtname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&gt;NU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gtnum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</text:p>
          </table:table-cell>
          <table:table-cell/>
          <table:table-cell office:value-type="string" calcext:value-type="string">
            <text:p>TMPCNT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gt;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tor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MPADR</text:p>
          </table:table-cell>
          <table:table-cell office:value-type="string" calcext:value-type="string">
            <text:p>NC? rewr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zero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&lt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0lt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0equ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BRAN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0branch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IM, CO</text:p>
          </table:table-cell>
          <table:table-cell office:value-type="string" calcext:value-type="string">
            <text:p>TMPADR, TMPADR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one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1minus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1plus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two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DR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2drop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D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2dup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OV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2over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SWA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2swap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VARIAB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_2var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ded, tes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B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abort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Test N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abs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accept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/>
          <table:table-cell office:value-type="string" calcext:value-type="string">
            <text:p>Y, TMPADR, TMPC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G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again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, IM, C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IG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align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office:value-type="string" calcext:value-type="string">
            <text:p>Dummy rout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IGN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aligned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office:value-type="string" calcext:value-type="string">
            <text:p>Dummy rout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allot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and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base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System Vari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begin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IM, NC, CO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A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binary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B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bl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AN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branch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IM, C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Y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bye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C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ccom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C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cstore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C@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cfetch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CELL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cellpl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cells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char 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CHAR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charpl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chars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office:value-type="string" calcext:value-type="string">
            <text:p>Dummy routine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MO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cmove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Test more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MOVE&gt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cmovegt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Test more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MPILE-ONL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_conly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 tes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constant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count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cr</text:p>
          </table:table-cell>
          <table:table-cell office:value-type="string" calcext:value-type="string">
            <text:p>native, o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create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D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dminus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D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ddot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ded, tested</text:p>
          </table:table-cell>
          <table:table-cell/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D.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ddotr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ded, tested</text:p>
          </table:table-cell>
          <table:table-cell/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D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dplus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D&gt;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dtos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B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dabs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CIM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decimal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P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depth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GIT&gt;NUMB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_digit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DNEG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dnegate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ded, tested</text:p>
          </table:table-cell>
          <table:table-cell/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do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/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drop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dump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Coded, tested</text:p>
          </table:table-cell>
          <table:table-cell/>
          <table:table-cell office:value-type="string" calcext:value-type="string">
            <text:p>Y, TMPADR,TMPC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dup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else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CO, I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emit</text:p>
          </table:table-cell>
          <table:table-cell office:value-type="string" calcext:value-type="string">
            <text:p>subroutines, o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erase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Test m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ECU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exe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exit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C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false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fill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tes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find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/>
          <table:table-cell office:value-type="string" calcext:value-type="string">
            <text:p>Y, TMPADR (all)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FM/RE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fmrem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/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here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hex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hold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i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, CO</text:p>
          </table:table-cell>
          <table:table-cell/>
          <table:table-cell office:value-type="string" calcext:value-type="string">
            <text:p>Never call as a subroutine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if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CO, IM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MMEDIA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_immed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N-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inchan</text:p>
          </table:table-cell>
          <table:table-cell/>
          <table:table-cell office:value-type="string" calcext:value-type="string">
            <text:p>Non-Standard</text:p>
          </table:table-cell>
          <table:table-cell table:number-columns-repeated="3"/>
          <table:table-cell office:value-type="string" calcext:value-type="string">
            <text:p>System Vari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V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invert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j</text:p>
          </table:table-cell>
          <table:table-cell/>
          <table:table-cell office:value-type="string" calcext:value-type="string">
            <text:p>Co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key</text:p>
          </table:table-cell>
          <table:table-cell office:value-type="string" calcext:value-type="string">
            <text:p>subroutines, o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leave</text:p>
          </table:table-cell>
          <table:table-cell/>
          <table:table-cell office:value-type="string" calcext:value-type="string">
            <text:p>Co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TER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lit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CO</text:p>
          </table:table-cell>
          <table:table-cell/>
          <table:table-cell table:style-name="ce2"/>
          <table:table-cell/>
        </table:table-row>
        <table:table-row table:style-name="ro3">
          <table:table-cell/>
          <table:table-cell office:value-type="string" calcext:value-type="string">
            <text:p>LO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loop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CO</text:p>
          </table:table-cell>
          <table:table-cell table:style-name="ce10" office:value-type="string" calcext:value-type="string">
            <text:p>none</text:p>
          </table:table-cell>
          <table:table-cell office:value-type="string" calcext:value-type="string">
            <text:p>Rewrite for modern Forths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LSHIF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lshift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M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mstar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/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M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mplus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max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min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mod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move</text:p>
          </table:table-cell>
          <table:table-cell/>
          <table:table-cell office:value-type="string" calcext:value-type="string">
            <text:p>Co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G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negate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nip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number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 tes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or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OUT-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_outchan</text:p>
          </table:table-cell>
          <table:table-cell/>
          <table:table-cell office:value-type="string" calcext:value-type="string">
            <text:p>Non-Standard</text:p>
          </table:table-cell>
          <table:table-cell table:number-columns-repeated="3"/>
          <table:table-cell office:value-type="string" calcext:value-type="string">
            <text:p>System Vari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over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pad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parse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Coded, tested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PARSE-NA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prsnm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Coded, tested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POSTP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postpo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CO</text:p>
          </table:table-cell>
          <table:table-cell/>
          <table:table-cell office:value-type="string" calcext:value-type="string">
            <text:p>Rewrite (ugl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quit</text:p>
          </table:table-cell>
          <table:table-cell office:value-type="string" calcext:value-type="string">
            <text:p>subroutines, o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R@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rfetch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CO, NC</text:p>
          </table:table-cell>
          <table:table-cell/>
          <table:table-cell office:value-type="string" calcext:value-type="string">
            <text:p>NC? rewrite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R&gt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fromr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CO, NC</text:p>
          </table:table-cell>
          <table:table-cell office:value-type="string" calcext:value-type="string">
            <text:p>TMPADR</text:p>
          </table:table-cell>
          <table:table-cell office:value-type="string" calcext:value-type="string">
            <text:p>NC? rewrite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REP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rpt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rot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RSHIF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rshift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S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squote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CO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S&gt;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stod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see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Coded, tested</text:p>
          </table:table-cell>
          <table:table-cell table:number-columns-repeated="2"/>
          <table:table-cell office:value-type="string" calcext:value-type="string">
            <text:p>Rewrite (ugl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G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sign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SM/RE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smrem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/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source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See if NC just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space</text:p>
          </table:table-cell>
          <table:table-cell office:value-type="string" calcext:value-type="string">
            <text:p>native, o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spaces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state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W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swap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then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CO, I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UP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2upper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Test mor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true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tuck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type</text:p>
          </table:table-cell>
          <table:table-cell office:value-type="string" calcext:value-type="string">
            <text:p>subroutines, o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/>
          <table:table-cell office:value-type="string" calcext:value-type="string">
            <text:p>TMPADR, TMPCNT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U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udot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/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U.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udotr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Coded, tested</text:p>
          </table:table-cell>
          <table:table-cell/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UD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uddot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 tested</text:p>
          </table:table-cell>
          <table:table-cell/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UM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umstar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tested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UM/M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ummod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/>
          <table:table-cell office:value-type="string" calcext:value-type="string">
            <text:p>Y, TMPADR, TMPCNT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UNLO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unloop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, CO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T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until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C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T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until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U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unused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RI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var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while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OR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words</text:p>
          </table:table-cell>
          <table:table-cell office:value-type="string" calcext:value-type="string">
            <text:p>native, o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Coded, tes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xor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ATIVE-COMPI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_natcomp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?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qdo</text:p>
          </table:table-cell>
          <table:table-cell/>
          <table:table-cell office:value-type="string" calcext:value-type="string">
            <text:p>Core Ext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P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page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Coded, tested</text:p>
          </table:table-cell>
          <table:table-cell/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bell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T-X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atxy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BO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bold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REGUL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regular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NC</text:p>
          </table:table-cell>
          <table:table-cell table:style-name="ce10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(DOES&gt;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pdoes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Non-Standard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Y, TMPADR, TMPADR2</text:p>
          </table:table-cell>
          <table:table-cell office:value-type="string" calcext:value-type="string">
            <text:p>Move to TMPADR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S&gt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does</text:p>
          </table:table-cell>
          <table:table-cell office:value-type="string" calcext:value-type="string">
            <text:p>pure nati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ded, tested</text:p>
          </table:table-cell>
          <table:table-cell office:value-type="string" calcext:value-type="string">
            <text:p>IM, C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 table:number-rows-repeated="104838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B11:Sheet1.J1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 style:data-style-name="N2" text:time-value="0000-00-00T00:00:01.807049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9T08:07:51.291310000</meta:creation-date>
    <meta:generator>LibreOffice/4.1.3.2$MacOSX_x86 LibreOffice_project/70feb7d99726f064edab4605a8ab840c50ec57a</meta:generator>
    <dc:date>2014-05-16T02:54:30.468005000</dc:date>
    <meta:editing-duration>P49DT7H45M45S</meta:editing-duration>
    <meta:editing-cycles>206</meta:editing-cycles>
    <meta:document-statistic meta:table-count="1" meta:cell-count="1341" meta:object-count="0"/>
  </office:meta>
</office:document-meta>
</file>